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ve 学习笔记</text:p>
      <text:p text:style-name="Standard">select * from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0:29:45</meta:creation-date>
    <dc:date>2015-08-28T10:30:38</dc:date>
    <meta:editing-duration>PT1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" meta:word-count="7" meta:character-count="28" meta:non-whitespace-character-count="24"/>
  </office:meta>
</office:document-meta>
</file>